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1.625in"/>
    </style:style>
    <style:style style:name="TableColumn6" style:family="table-column">
      <style:table-column-properties style:column-width="2.5625in"/>
    </style:style>
    <style:style style:name="TableColumn7" style:family="table-column">
      <style:table-column-properties style:column-width="1.0284in"/>
    </style:style>
    <style:style style:name="Table2" style:family="table">
      <style:table-properties style:width="9.0854in" fo:margin-left="0.0645in" table:align="left"/>
    </style:style>
    <style:style style:name="TableRow8" style:family="table-row">
      <style:table-row-properties style:min-row-height="0.4701in"/>
    </style:style>
    <style:style style:name="TableCell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DefaultParagraphFont" style:family="text">
      <style:text-properties style:font-name-asian="Times New Roman" style:font-name-complex="Calibri" fo:color="#000000"/>
    </style:style>
    <style:style style:name="T29" style:parent-style-name="Hyperlink" style:family="text">
      <style:text-properties style:font-name-asian="Times New Roman" style:font-name-complex="Calibri"/>
    </style:style>
    <style:style style:name="TableCell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0" style:family="table-row">
      <style:table-row-properties style:min-row-height="0.2083in"/>
    </style:style>
    <style:style style:name="TableCell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6" style:family="table-row">
      <style:table-row-properties style:min-row-height="0.2083in"/>
    </style:style>
    <style:style style:name="TableCell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7" style:family="table-row">
      <style:table-row-properties style:min-row-height="0.2083in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9" style:family="table-row">
      <style:table-row-properties style:min-row-height="0.4451in"/>
    </style:style>
    <style:style style:name="TableCell1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6" style:family="table-cell">
      <style:table-cell-properties fo:border="0.0069in solid #000000" style:writing-mode="lr-tb" fo:padding-top="0in" fo:padding-left="0.0069in" fo:padding-bottom="0in" fo:padding-right="0.0069in"/>
    </style:style>
    <style:style style:name="P1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0" style:family="table-row">
      <style:table-row-properties style:min-row-height="0.2083in"/>
    </style:style>
    <style:style style:name="TableCell1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DefaultParagraphFont" style:family="text">
      <style:text-properties style:font-name-asian="Times New Roman" style:font-name-complex="Calibri" fo:font-weight="bold" style:font-weight-asian="bold" fo:color="#FF0000"/>
    </style:style>
    <style:style style:name="TableCell1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5" style:family="table-row">
      <style:table-row-properties style:min-row-height="0.2083in"/>
    </style:style>
    <style:style style:name="TableCell2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5" style:family="table-cell">
      <style:table-cell-properties fo:border="0.0069in solid #000000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7" style:family="table-row">
      <style:table-row-properties style:min-row-height="0.2083in"/>
    </style:style>
    <style:style style:name="TableCell2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fo:margin-bottom="0in" fo:line-height="100%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7" style:family="table-cell">
      <style:table-cell-properties fo:border="0.0069in solid #000000" style:writing-mode="lr-tb" fo:padding-top="0in" fo:padding-left="0.0069in" fo:padding-bottom="0in" fo:padding-right="0.0069in"/>
    </style:style>
    <style:style style:name="P2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9" style:family="table-row">
      <style:table-row-properties style:min-row-height="0.2083in"/>
    </style:style>
    <style:style style:name="TableCell2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1" style:family="table-row">
      <style:table-row-properties style:min-row-height="0.2083in"/>
    </style:style>
    <style:style style:name="TableCell2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fo:margin-bottom="0in" fo:line-height="100%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3" style:family="table-row">
      <style:table-row-properties style:min-row-height="0.2083in"/>
    </style:style>
    <style:style style:name="TableCell2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margin-bottom="0in" fo:line-height="100%">
        <style:tab-stops>
          <style:tab-stop style:type="center" style:position="0.9534in"/>
        </style:tab-stops>
      </style:paragraph-properties>
    </style:style>
    <style:style style:name="TableCell2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3" style:family="table-cell">
      <style:table-cell-properties fo:border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5" style:family="table-row">
      <style:table-row-properties style:min-row-height="0.2083in"/>
    </style:style>
    <style:style style:name="TableCell2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7" style:parent-style-name="Normal" style:family="paragraph">
      <style:paragraph-properties fo:margin-bottom="0in" fo:line-height="100%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7" style:family="table-row">
      <style:table-row-properties style:min-row-height="0.2083in"/>
    </style:style>
    <style:style style:name="TableCell2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9" style:parent-style-name="Normal" style:family="paragraph">
      <style:paragraph-properties fo:margin-bottom="0in" fo:line-height="100%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7" style:family="table-cell">
      <style:table-cell-properties fo:border="0.0069in solid #000000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9" style:family="table-row">
      <style:table-row-properties style:min-row-height="0.2083in"/>
    </style:style>
    <style:style style:name="TableCell2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/>
          </table:table-cell>
          <table:table-cell table:style-name="TableCell14">
            <text:p text:style-name="P15">Zhao, 2017<text:s/></text:p>
            <text:p text:style-name="P16"><text:span text:style-name="T17">PMID<text:s/></text:span><text:a xlink:href="https://pubmed.gov/29279934" office:target-frame-name="_top" xlink:show="replace"><text:span text:style-name="T18">29279934</text:span></text:a>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<text:span text:style-name="T26">VIDA (Khaw), 2017</text:span><text:span text:style-name="T27"><text:line-break/></text:span><text:span text:style-name="T28">PMID<text:s/></text:span><text:a xlink:href="https://pubmed.gov/28461159" office:target-frame-name="_top" xlink:show="replace"><text:span text:style-name="T29">28461159</text:span></text:a></text:p>
          </table:table-cell>
          <table:table-cell table:style-name="TableCell30">
            <text:p text:style-name="P31"/>
          </table:table-cell>
          <table:table-cell table:style-name="TableCell32">
            <text:p text:style-name="P33">Yes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BEST-D (Hin), 2017</text:p>
            <text:p text:style-name="P41">PMID<text:s/><text:a xlink:href="https://pubmed.gov/27986983" office:target-frame-name="_top" xlink:show="replace"><text:span text:style-name="Hyperlink">27986983</text:span></text:a></text:p>
          </table:table-cell>
          <table:table-cell table:style-name="TableCell42">
            <text:p text:style-name="P43"/>
          </table:table-cell>
          <table:table-cell table:style-name="TableCell44">
            <text:p text:style-name="P45">Yes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DEX (Uusi-Rasi), 2015</text:p>
            <text:p text:style-name="P53">PMID<text:s/><text:a xlink:href="https://pubmed.gov/25799402" office:target-frame-name="_top" xlink:show="replace"><text:span text:style-name="Hyperlink">25799402</text:span></text:a></text:p>
          </table:table-cell>
          <table:table-cell table:style-name="TableCell54">
            <text:p text:style-name="P55"/>
          </table:table-cell>
          <table:table-cell table:style-name="TableCell56">
            <text:p text:style-name="P57">Yes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Hansen, 2015</text:p>
            <text:p text:style-name="P65">PMID<text:s/><text:a xlink:href="https://pubmed.gov/26237520" office:target-frame-name="_top" xlink:show="replace"><text:span text:style-name="Hyperlink">26237520</text:span></text:a>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VitaDIAL (Massart), 2014</text:p>
            <text:p text:style-name="P77">PMID<text:s/><text:a xlink:href="https://pubmed.gov/24856872" office:target-frame-name="_top" xlink:show="replace"><text:span text:style-name="Hyperlink">24856872</text:span></text:a></text:p>
          </table:table-cell>
          <table:table-cell table:style-name="TableCell78">
            <text:p text:style-name="P79"/>
          </table:table-cell>
          <table:table-cell table:style-name="TableCell80">
            <text:p text:style-name="P81">Yes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VitaDISH (Witham), 2013<text:line-break/>PMID<text:s/><text:a xlink:href="https://pubmed.gov/23939263" office:target-frame-name="_top" xlink:show="replace"><text:span text:style-name="Hyperlink">23939263</text:span></text:a></text:p>
          </table:table-cell>
          <table:table-cell table:style-name="TableCell89">
            <text:p text:style-name="P90"/>
          </table:table-cell>
          <table:table-cell table:style-name="TableCell91">
            <text:p text:style-name="P92">Yes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TIDE<text:s/>(Punthakee), 2012</text:p>
            <text:p text:style-name="P100">PMID<text:s/><text:a xlink:href="https://pubmed.gov/22038523" office:target-frame-name="_top" xlink:show="replace"><text:span text:style-name="Hyperlink">22038523</text:span></text:a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Yes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Glendenning, 2012<text:line-break/>PMID<text:s/><text:a xlink:href="https://pubmed.gov/21956713" office:target-frame-name="_top" xlink:show="replace"><text:span text:style-name="Hyperlink">21956713</text:span></text:a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Yes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Mitri, 2011</text:p>
            <text:p text:style-name="P123">PMID<text:s/><text:a xlink:href="https://pubmed.gov/21715514" office:target-frame-name="_top" xlink:show="replace"><text:span text:style-name="Hyperlink">21715514</text:span></text:a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Vital D<text:s/>(SANDERS), 2010</text:p>
            <text:p text:style-name="P135">PMID<text:s/><text:a xlink:href="https://pubmed.gov/20460620" office:target-frame-name="_top" xlink:show="replace"><text:span text:style-name="Hyperlink">20460620</text:span></text:a></text:p>
          </table:table-cell>
          <table:table-cell table:style-name="TableCell136">
            <text:p text:style-name="P137">No. Ineffective dose</text:p>
          </table:table-cell>
          <table:table-cell table:style-name="TableCell138">
            <text:p text:style-name="P139">Yes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Pfeifer, 2009</text:p>
            <text:p text:style-name="P147">PMID</text:p>
          </table:table-cell>
          <table:table-cell table:style-name="TableCell148">
            <text:p text:style-name="P149">Yes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Lyons, 2007</text:p>
            <text:p text:style-name="P159">PMID<text:s/><text:a xlink:href="https://pubmed.gov/17473911" office:target-frame-name="_top" xlink:show="replace"><text:span text:style-name="Hyperlink">17473911</text:span></text:a>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ext:soft-page-break/>
        <table:table-row table:style-name="TableRow168">
          <table:table-cell table:style-name="TableCell169">
            <text:p text:style-name="P170">Law, 2006</text:p>
            <text:p text:style-name="P171">PMID<text:s/><text:a xlink:href="https://pubmed.gov/16641143" office:target-frame-name="_top" xlink:show="replace"><text:span text:style-name="Hyperlink">16641143</text:span></text:a></text:p>
          </table:table-cell>
          <table:table-cell table:style-name="TableCell172">
            <text:p text:style-name="P173">No. Ineffective dose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RECORD<text:s/>(Grant), 2005</text:p>
            <text:p text:style-name="P183">PMID<text:s/><text:a xlink:href="https://pubmed.gov/15885294" office:target-frame-name="_top" xlink:show="replace"><text:span text:style-name="Hyperlink">15885294</text:span></text:a></text:p>
          </table:table-cell>
          <table:table-cell table:style-name="TableCell184">
            <text:p text:style-name="P185">No. Ineffective dose</text:p>
          </table:table-cell>
          <table:table-cell table:style-name="TableCell186">
            <text:p text:style-name="P187">Yes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Avenell, 2004</text:p>
            <text:p text:style-name="P195">PMID<text:s/><text:a xlink:href="https://pubmed.gov/16279289" office:target-frame-name="_top" xlink:show="replace"><text:span text:style-name="Hyperlink">16279289</text:span></text:a></text:p>
          </table:table-cell>
          <table:table-cell table:style-name="TableCell196">
            <text:p text:style-name="P197"><text:span text:style-name="T198">??</text:span></text:p>
          </table:table-cell>
          <table:table-cell table:style-name="TableCell199">
            <text:p text:style-name="P200">Yes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NONOF (Harwood), 2004</text:p>
            <text:p text:style-name="P208">PMID<text:s/><text:a xlink:href="https://pubmed.gov/14695863" office:target-frame-name="_top" xlink:show="replace"><text:span text:style-name="Hyperlink">14695863</text:span></text:a></text:p>
          </table:table-cell>
          <table:table-cell table:style-name="TableCell209">
            <text:p text:style-name="P210">No. Ineffective dose</text:p>
          </table:table-cell>
          <table:table-cell table:style-name="TableCell211">
            <text:p text:style-name="P212">Yes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Trivedi, 2003</text:p>
            <text:p text:style-name="P220">PMID<text:s/><text:a xlink:href="https://pubmed.gov/12609940" office:target-frame-name="_top" xlink:show="replace"><text:span text:style-name="Hyperlink">12609940</text:span></text:a></text:p>
          </table:table-cell>
          <table:table-cell table:style-name="TableCell221">
            <text:p text:style-name="P222">Yes</text:p>
          </table:table-cell>
          <table:table-cell table:style-name="TableCell223">
            <text:p text:style-name="P224">Yes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Chapuy, 2002</text:p>
            <text:p text:style-name="P232">PMID<text:s/><text:a xlink:href="https://pubmed.gov/11991447" office:target-frame-name="_top" xlink:show="replace"><text:span text:style-name="Hyperlink">11991447</text:span></text:a></text:p>
          </table:table-cell>
          <table:table-cell table:style-name="TableCell233">
            <text:p text:style-name="P234">Yes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feifer, 2000</text:p>
            <text:p text:style-name="P244">PMID</text:p>
          </table:table-cell>
          <table:table-cell table:style-name="TableCell245">
            <text:p text:style-name="P246">Ye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Lips, 1996</text:p>
            <text:p text:style-name="P256">PMID<text:s/><text:a xlink:href="https://pubmed.gov/8554248" office:target-frame-name="_top" xlink:show="replace"><text:span text:style-name="Hyperlink">8554248</text:span></text:a></text:p>
          </table:table-cell>
          <table:table-cell table:style-name="TableCell257">
            <text:p text:style-name="P258">No. Ineffective dose</text:p>
          </table:table-cell>
          <table:table-cell table:style-name="TableCell259">
            <text:p text:style-name="P260">Yes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Chapuy,<text:s/>1992</text:p>
            <text:p text:style-name="P268">PMID<text:s/><text:a xlink:href="https://pubmed.gov/1331788,8173430" office:target-frame-name="_top" xlink:show="replace"><text:span text:style-name="Hyperlink">1331788,8173430</text:span></text:a></text:p>
          </table:table-cell>
          <table:table-cell table:style-name="TableCell269">
            <text:p text:style-name="P270">Yes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Inkovaara, 1983</text:p>
            <text:p text:style-name="P280">PMID<text:s/><text:a xlink:href="https://pubmed.gov/28695804" office:target-frame-name="_top" xlink:show="replace"><text:span text:style-name="Hyperlink">28695804</text:span></text:a></text:p>
          </table:table-cell>
          <table:table-cell table:style-name="TableCell281">
            <text:p text:style-name="P282">No. Does not report vitamin D levels</text:p>
          </table:table-cell>
          <table:table-cell table:style-name="TableCell283">
            <text:p text:style-name="P284">Yes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8-01-08T05:43:00Z</dc:date>
    <meta:print-date>2018-01-08T05:11:00Z</meta:print-date>
    <meta:template xlink:href="Normal.dotm" xlink:type="simple"/>
    <meta:editing-cycles>65</meta:editing-cycles>
    <meta:editing-duration>PT7140S</meta:editing-duration>
    <meta:document-statistic meta:page-count="2" meta:paragraph-count="4" meta:word-count="300" meta:character-count="2008" meta:row-count="14" meta:non-whitespace-character-count="1712"/>
  </office:meta>
</office:document-meta>
</file>